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GOST type B" svg:font-family="'GOST type B'"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423cm" fo:margin-bottom="0.423cm" fo:text-align="center" style:justify-single-word="false"/>
    </style:style>
    <style:style style:name="P5" style:family="paragraph" style:parent-style-name="Heading_20_1">
      <style:paragraph-properties fo:margin-top="0.423cm" fo:margin-bottom="0.423cm" fo:break-before="page"/>
      <style:text-properties style:font-name="Times New Roman" fo:font-size="14pt" fo:font-weight="normal" style:font-size-asian="14pt" style:font-weight-asian="normal" style:font-weight-complex="normal"/>
    </style:style>
    <style:style style:name="P6" style:family="paragraph" style:parent-style-name="Heading_20_1">
      <style:paragraph-properties fo:margin-top="0.423cm" fo:margin-bottom="0.423cm" fo:text-align="center" style:justify-single-word="false" fo:break-before="page"/>
      <style:text-properties style:font-name="Times New Roman" fo:font-size="14pt" fo:font-weight="normal" style:font-size-asian="14pt" style:font-weight-asian="normal" style:font-weight-complex="normal"/>
    </style:style>
    <style:style style:name="P7" style:family="paragraph" style:parent-style-name="Standard">
      <style:paragraph-properties fo:margin-left="0cm" fo:margin-right="0.7cm" fo:text-indent="0cm" style:auto-text-indent="false"/>
    </style:style>
    <style:style style:name="P8" style:family="paragraph" style:parent-style-name="Standard">
      <style:paragraph-properties fo:margin-left="0cm" fo:margin-right="0.7cm" fo:line-height="130%" fo:text-indent="0cm" style:auto-text-indent="false"/>
      <style:text-properties style:font-size-complex="14pt"/>
    </style:style>
    <style:style style:name="P9" style:family="paragraph" style:parent-style-name="Standard">
      <style:paragraph-properties fo:margin-left="0cm" fo:margin-right="0cm" fo:text-indent="1.251cm" style:auto-text-indent="false"/>
    </style:style>
    <style:style style:name="P10" style:family="paragraph" style:parent-style-name="Standard">
      <style:paragraph-properties fo:margin-left="0cm" fo:margin-right="0cm" fo:text-indent="1.251cm" style:auto-text-indent="false">
        <style:tab-stops>
          <style:tab-stop style:position="2.79cm"/>
          <style:tab-stop style:position="10.478cm"/>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text-properties style:font-name="Times New Roman" fo:font-size="14pt" fo:font-weight="normal" style:font-size-asian="14pt" style:font-weight-asian="normal" style:font-weight-complex="normal"/>
    </style:style>
    <style:style style:name="P13" style:family="paragraph" style:parent-style-name="Утверждаю">
      <style:paragraph-properties fo:text-align="start" style:justify-single-word="false"/>
    </style:style>
    <style:style style:name="P14" style:family="paragraph" style:parent-style-name="Standard">
      <style:paragraph-properties fo:margin-left="0cm" fo:margin-right="0.7cm" fo:text-indent="0cm" style:auto-text-indent="false"/>
      <style:text-properties style:font-size-complex="14pt"/>
    </style:style>
    <style:style style:name="P15" style:family="paragraph" style:parent-style-name="Standard">
      <style:paragraph-properties style:text-autospace="none"/>
      <style:text-properties style:font-size-complex="14pt"/>
    </style:style>
    <style:style style:name="P16" style:family="paragraph" style:parent-style-name="Standard">
      <style:text-properties style:font-name="Courier New1" fo:font-size="10pt" style:font-size-asian="10pt"/>
    </style:style>
    <style:style style:name="P17" style:family="paragraph" style:parent-style-name="Standard">
      <style:text-properties style:font-name="Courier New1" fo:font-size="10pt" style:font-size-asian="10pt" style:font-size-complex="10pt"/>
    </style:style>
    <style:style style:name="P18" style:family="paragraph" style:parent-style-name="Standard">
      <style:paragraph-properties style:text-autospace="none"/>
      <style:text-properties style:font-name="Times New Roman" style:font-size-complex="14pt"/>
    </style:style>
    <style:style style:name="P19" style:family="paragraph" style:parent-style-name="Standard">
      <style:text-properties style:font-name="Times New Roman" fo:font-size="14pt" style:font-size-asian="14pt" style:font-size-complex="14pt"/>
    </style:style>
    <style:style style:name="P20" style:family="paragraph" style:parent-style-name="Standard">
      <style:text-properties fo:color="#000000" style:font-name="Courier New1" fo:font-size="10pt" fo:language="none" fo:country="none" style:font-size-asian="10pt" style:font-size-complex="10pt"/>
    </style:style>
    <style:style style:name="P21" style:family="paragraph" style:parent-style-name="Standard">
      <style:paragraph-properties style:text-autospace="none"/>
      <style:text-properties fo:color="#000000" style:font-name="Courier New1" fo:font-size="10pt" fo:language="none" fo:country="none" style:font-size-asian="10pt" style:font-size-complex="10pt"/>
    </style:style>
    <style:style style:name="P22" style:family="paragraph" style:parent-style-name="Standard">
      <style:paragraph-properties style:text-autospace="none"/>
      <style:text-properties fo:color="#000000" style:font-name="Courier New1" fo:font-size="10pt" fo:language="none" fo:country="none" style:font-size-asian="10pt" style:font-size-complex="10pt"/>
    </style:style>
    <style:style style:name="P23" style:family="paragraph" style:parent-style-name="Standard">
      <style:paragraph-properties style:text-autospace="none"/>
      <style:text-properties fo:color="#000000" style:font-name="Courier New1" style:font-size-complex="14pt"/>
    </style:style>
    <style:style style:name="P24" style:family="paragraph" style:parent-style-name="Standard">
      <style:paragraph-properties style:text-autospace="none"/>
      <style:text-properties fo:color="#000000" style:font-name="Courier New1"/>
    </style:style>
    <style:style style:name="P25" style:family="paragraph" style:parent-style-name="Standard">
      <style:paragraph-properties style:text-autospace="none"/>
      <style:text-properties fo:color="#000000" style:font-name="Courier New1"/>
    </style:style>
    <style:style style:name="P26" style:family="paragraph" style:parent-style-name="Standard">
      <style:paragraph-properties style:text-autospace="none"/>
      <style:text-properties fo:color="#000000" style:font-name="Courier New1"/>
    </style:style>
    <style:style style:name="P27" style:family="paragraph" style:parent-style-name="Standard">
      <style:text-properties fo:color="#000000" style:font-name="Courier New1" fo:font-size="10pt" fo:language="zxx" fo:country="none" style:font-size-asian="10pt" style:font-size-complex="10pt"/>
    </style:style>
    <style:style style:name="P28" style:family="paragraph" style:parent-style-name="Standard">
      <style:paragraph-properties style:text-autospace="none"/>
      <style:text-properties fo:color="#000000" style:font-name="Courier New1" fo:font-size="10pt" fo:language="zxx" fo:country="none" style:font-size-asian="10pt" style:font-size-complex="10pt"/>
    </style:style>
    <style:style style:name="P29" style:family="paragraph" style:parent-style-name="Standard">
      <style:paragraph-properties style:text-autospace="none"/>
      <style:text-properties fo:color="#000000" style:font-name="Courier New1"/>
    </style:style>
    <style:style style:name="P30" style:family="paragraph" style:parent-style-name="Standard">
      <style:paragraph-properties style:text-autospace="none"/>
      <style:text-properties fo:color="#000000" style:font-size-complex="10pt"/>
    </style:style>
    <style:style style:name="P31" style:family="paragraph" style:parent-style-name="Standard">
      <style:paragraph-properties fo:margin-left="0cm" fo:margin-right="0cm" fo:text-indent="0cm" style:auto-text-indent="false">
        <style:tab-stops>
          <style:tab-stop style:position="2.79cm"/>
          <style:tab-stop style:position="10.478cm"/>
        </style:tab-stops>
      </style:paragraph-properties>
      <style:text-properties style:font-size-complex="14pt"/>
    </style:style>
    <style:style style:name="P32" style:family="paragraph" style:parent-style-name="Standard" style:list-style-name="WW8Num5">
      <style:paragraph-properties fo:margin-left="0cm" fo:margin-right="0cm" fo:text-indent="0cm" style:auto-text-indent="false">
        <style:tab-stops>
          <style:tab-stop style:position="2.79cm"/>
          <style:tab-stop style:position="10.478cm"/>
        </style:tab-stops>
      </style:paragraph-properties>
      <style:text-properties style:font-size-complex="14pt"/>
    </style:style>
    <style:style style:name="P33" style:family="paragraph" style:parent-style-name="Standard" style:list-style-name="WW8Num5">
      <style:paragraph-properties fo:margin-left="0cm" fo:margin-right="0cm" fo:text-indent="0cm" style:auto-text-indent="false">
        <style:tab-stops>
          <style:tab-stop style:position="2.79cm"/>
          <style:tab-stop style:position="10.478cm"/>
        </style:tab-stops>
      </style:paragraph-properties>
      <style:text-properties style:font-size-complex="14pt"/>
    </style:style>
    <style:style style:name="P34" style:family="paragraph" style:parent-style-name="Standard" style:list-style-name="WW8Num5">
      <style:paragraph-properties fo:margin-left="0cm" fo:margin-right="0cm" fo:text-indent="0cm" style:auto-text-indent="false">
        <style:tab-stops>
          <style:tab-stop style:position="2.79cm"/>
          <style:tab-stop style:position="10.478cm"/>
        </style:tab-stops>
      </style:paragraph-properties>
      <style:text-properties style:font-size-complex="14pt"/>
    </style:style>
    <style:style style:name="P35" style:family="paragraph" style:parent-style-name="Standard" style:list-style-name="WW8Num5">
      <style:paragraph-properties fo:margin-left="0cm" fo:margin-right="0cm" fo:text-indent="0cm" style:auto-text-indent="false">
        <style:tab-stops>
          <style:tab-stop style:position="2.79cm"/>
          <style:tab-stop style:position="10.478cm"/>
        </style:tab-stops>
      </style:paragraph-properties>
      <style:text-properties style:font-size-complex="14pt"/>
    </style:style>
    <style:style style:name="P36" style:family="paragraph" style:parent-style-name="Standard">
      <style:paragraph-properties fo:margin-left="0cm" fo:margin-right="0cm" fo:text-indent="0cm" style:auto-text-indent="false" style:text-autospace="none"/>
      <style:text-properties style:font-size-complex="14pt"/>
    </style:style>
    <style:style style:name="P37" style:family="paragraph" style:parent-style-name="Standard" style:list-style-name="WW8Num5">
      <style:paragraph-properties fo:margin-left="0cm" fo:margin-right="0cm" fo:text-indent="0cm" style:auto-text-indent="false">
        <style:tab-stops>
          <style:tab-stop style:position="2.79cm"/>
          <style:tab-stop style:position="10.478cm"/>
        </style:tab-stops>
      </style:paragraph-properties>
    </style:style>
    <style:style style:name="P38" style:family="paragraph" style:parent-style-name="Standard">
      <style:paragraph-properties fo:margin-left="0cm" fo:margin-right="0cm" fo:margin-top="0.423cm" fo:margin-bottom="0.423cm" fo:text-align="center" style:justify-single-word="false" fo:text-indent="0cm" style:auto-text-indent="false"/>
    </style:style>
    <style:style style:name="P39" style:family="paragraph" style:parent-style-name="Standard">
      <style:paragraph-properties fo:margin-left="0cm" fo:margin-right="0cm" fo:margin-top="0.423cm" fo:margin-bottom="0.423cm" fo:text-align="center" style:justify-single-word="false" fo:text-indent="0cm" style:auto-text-indent="false" fo:break-before="page"/>
    </style:style>
    <style:style style:name="P40" style:family="paragraph" style:parent-style-name="Standard">
      <style:paragraph-properties fo:margin-left="0cm" fo:margin-right="0cm" fo:text-indent="1.251cm" style:auto-text-indent="false">
        <style:tab-stops>
          <style:tab-stop style:position="2.79cm"/>
          <style:tab-stop style:position="10.478cm"/>
        </style:tab-stops>
      </style:paragraph-properties>
      <style:text-properties style:font-size-complex="14pt"/>
    </style:style>
    <style:style style:name="P41" style:family="paragraph" style:parent-style-name="Standard">
      <style:paragraph-properties fo:margin-left="0cm" fo:margin-right="0cm" fo:text-indent="1.251cm" style:auto-text-indent="false">
        <style:tab-stops>
          <style:tab-stop style:position="2.79cm"/>
          <style:tab-stop style:position="10.478cm"/>
        </style:tab-stops>
      </style:paragraph-properties>
      <style:text-properties fo:color="#000000" style:font-name="Courier New1"/>
    </style:style>
    <style:style style:name="P42" style:family="paragraph" style:parent-style-name="Standard" style:list-style-name="WW8Num7">
      <style:paragraph-properties fo:margin-left="-0.005cm" fo:margin-right="0cm" fo:text-align="start" style:justify-single-word="false" fo:text-indent="0cm" style:auto-text-indent="false"/>
    </style:style>
    <style:style style:name="P43" style:family="paragraph" style:parent-style-name="Standard" style:list-style-name="WW8Num7">
      <style:paragraph-properties fo:margin-left="-0.005cm" fo:margin-right="0cm" fo:text-align="start" style:justify-single-word="false" fo:text-indent="0cm" style:auto-text-indent="false"/>
      <style:text-properties style:font-size-complex="14pt"/>
    </style:style>
    <style:style style:name="P44" style:family="paragraph" style:parent-style-name="Standard" style:list-style-name="WW8Num7">
      <style:paragraph-properties fo:margin-left="-0.005cm" fo:margin-right="0cm" fo:text-align="start" style:justify-single-word="false" fo:text-indent="0cm" style:auto-text-indent="false"/>
      <style:text-properties style:font-size-complex="14pt"/>
    </style:style>
    <style:style style:name="P45" style:family="paragraph" style:parent-style-name="Contents_20_1">
      <style:paragraph-properties>
        <style:tab-stops>
          <style:tab-stop style:position="16.499cm" style:type="right" style:leader-style="dotted" style:leader-text="."/>
        </style:tab-stops>
      </style:paragraph-properties>
    </style:style>
    <style:style style:name="P46" style:family="paragraph" style:parent-style-name="По_20_центру" style:master-page-name="First_20_Page">
      <style:paragraph-properties style:page-number="auto"/>
    </style:style>
    <style:style style:name="P47" style:family="paragraph" style:parent-style-name="Heading_20_1">
      <style:paragraph-properties fo:margin-left="1.249cm" fo:margin-right="0cm" fo:margin-top="0.423cm" fo:margin-bottom="0.423cm" fo:text-align="start" style:justify-single-word="false" fo:text-indent="0.021cm" style:auto-text-indent="false" fo:break-before="page"/>
      <style:text-properties style:font-name="Times New Roman" fo:font-size="14pt" fo:font-weight="normal" style:font-size-asian="14pt" style:font-weight-asian="normal" style:font-weight-complex="normal"/>
    </style:style>
    <style:style style:name="P48" style:family="paragraph" style:parent-style-name="Heading_20_1">
      <style:paragraph-properties fo:break-before="page"/>
      <style:text-properties style:font-name="Times New Roman" fo:font-size="14pt" fo:font-weight="normal" style:font-size-asian="14pt" style:font-weight-asian="normal" style:font-weight-complex="normal"/>
    </style:style>
    <style:style style:name="T1" style:family="text">
      <style:text-properties fo:language="en" fo:country="US"/>
    </style:style>
    <style:style style:name="T2" style:family="text">
      <style:text-properties fo:language="en" fo:country="US" style:font-size-complex="14pt"/>
    </style:style>
    <style:style style:name="T3" style:family="text">
      <style:text-properties style:font-size-complex="14pt"/>
    </style:style>
    <style:style style:name="T4" style:family="text">
      <style:text-properties style:font-name="GOST type B" style:font-size-complex="14pt"/>
    </style:style>
    <style:style style:name="T5" style:family="text">
      <style:text-properties style:font-name="Times New Roman" fo:font-size="14pt" fo:font-weight="normal" style:font-size-asian="14pt" style:font-weight-asian="normal" style:font-weight-complex="normal"/>
    </style:style>
    <style:style style:name="T6" style:family="text">
      <style:text-properties style:font-name="Times New Roman" fo:font-size="14pt" fo:language="en" fo:country="US" fo:font-weight="normal" style:font-size-asian="14pt" style:font-weight-asian="normal" style:font-weight-complex="normal"/>
    </style:style>
    <style:style style:name="T7" style:family="text">
      <style:text-properties fo:color="#000000"/>
    </style:style>
    <style:style style:name="T8" style:family="text">
      <style:text-properties fo:font-size="10pt"/>
    </style:style>
    <style:style style:name="T9" style:family="text">
      <style:text-properties fo:font-size="10pt" fo:language="none" fo:country="none"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font-name="Courier New1"/>
    </style:style>
    <style:style style:name="T12" style:family="text">
      <style:text-properties fo:language="zxx" fo:country="none"/>
    </style:style>
    <style:style style:name="T13" style:family="text">
      <style:text-properties style:font-size-asian="10pt"/>
    </style:style>
    <style:style style:name="T1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Федеральное агентство по образованию Российской Федерации</text:p>
      <text:p text:style-name="Standard"/>
      <text:p text:style-name="По_20_центру">ГОУ ВПО АЛТАЙСКИЙ ГОСУДАРСТВЕННЫЙ УНИВЕРСИТЕТ</text:p>
      <text:p text:style-name="По_20_центру"/>
      <text:p text:style-name="Standard"/>
      <text:p text:style-name="Standard"/>
      <text:p text:style-name="По_20_центру">Физико-технический факультет</text:p>
      <text:p text:style-name="По_20_центру">Кафедра вычислительной техники и электроники (ВТиЭ)</text:p>
      <text:p text:style-name="По_20_центру"/>
      <text:p text:style-name="Standard"/>
      <text:p text:style-name="По_20_центру">Курсовая работа по дисциплине «Системное ПО»</text:p>
      <text:p text:style-name="P2">«<text:span text:style-name="T1">Pyto – интерпретатор языка Python</text:span>»</text:p>
      <text:p text:style-name="Standard"/>
      <text:p text:style-name="Standard"/>
      <text:p text:style-name="Standard"/>
      <text:p text:style-name="Standard"/>
      <text:p text:style-name="P13">Выполнил студент 545 гр.</text:p>
      <text:p text:style-name="P13">__________________ А.М. Тарасов</text:p>
      <text:p text:style-name="P13">проверил доцент каф. ВТиЭ</text:p>
      <text:p text:style-name="P13">__________________ П.М. Зацепин</text:p>
      <text:p text:style-name="P13">Оценка _______________<text:tab/></text:p>
      <text:p text:style-name="Standard"/>
      <text:p text:style-name="Standard"/>
      <text:p text:style-name="Standard"/>
      <text:p text:style-name="Standard"/>
      <text:p text:style-name="Standard"/>
      <text:p text:style-name="Standard"/>
      <text:p text:style-name="Standard"/>
      <text:p text:style-name="Standard"/>
      <text:p text:style-name="По_20_центру">Барнаул 2007</text:p>
      <text:p text:style-name="P4"><text:soft-page-break/>РЕФЕРАТ</text:p>
      <text:p text:style-name="P3">Курсовая работа 16 с., 1 рис., 3 источника, 1 приложение.</text:p>
      <text:p text:style-name="Standard">ГРАММАТИКА, ЛЕКСИЧЕСКИЙ АНАЛИЗ, СИНТАКСИЧЕСКИЙ АНАЛИЗ, ИНТЕРПРЕТАТОР</text:p>
      <text:p text:style-name="Standard">В настоящей курсовой работе описан процесс проектирования, выбора решений и реализации интерпретатора подмножества языка Python. Так как реализуется подмножество, то и название программы выбрано подходящее — уменьшительное Pyto.</text:p>
      <text:p text:style-name="Standard">Целью выполнения настоящей работы является практическое применение теории формальных грамматик для проектирования интерпретаторов. </text:p>
      <text:p text:style-name="Standard">Задачи курсовой работы:</text:p>
      <text:p text:style-name="P7"><text:span text:style-name="T3">–</text:span><text:span text:style-name="T4"> </text:span><text:span text:style-name="T3">проанализировать грамматику языка Python</text:span><text:span text:style-name="T3">;</text:span></text:p>
      <text:p text:style-name="P14">– спроектировать и построить лексический анализатор;</text:p>
      <text:p text:style-name="P14">– спроектировать и построить синтаксический анализатор;</text:p>
      <text:p text:style-name="P14">– спроектировать и построить интерпретатор.</text:p>
      <text:p text:style-name="P14"><text:tab/>Результатом выполнения курсовой работы является рабочий интерпретатор подмножества языка Python. Подмножества, потому что остались нереализованными многие возможности языка, например, работа со списками, циклы for и объекты. Однако реализованы динамическое выделение и очистка памяти, приведение типов и проверка лексических и синтаксических ошибок.</text:p>
      <text:p text:style-name="P14"/>
      <text:p text:style-name="P8"/>
      <text:p text:style-name="P8"/>
      <text:p text:style-name="P39">СОДЕРЖАНИЕ</text:p>
      <text:table-of-content text:style-name="Sect2" text:protected="true"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ПОСТАНОВКА ЗАДАЧИ<text:tab/>4</text:p>
          <text:p text:style-name="P45">2. ЛЕКСИЧЕСКИЙ АНАЛИЗАТОР<text:tab/>5</text:p>
          <text:p text:style-name="P45">3. СИНТАКСИЧЕСКИЙ АНАЛИЗАТОР<text:tab/>7</text:p>
          <text:p text:style-name="P45">4. ПОСТРОЕНИЕ ИНТЕРПРЕТАТОРА<text:tab/>11</text:p>
          <text:p text:style-name="P45">5. ТЕСТИРОВАНИЕ ПРОГРАММЫ<text:tab/>12</text:p>
          <text:p text:style-name="P45">ЗАКЛЮЧЕНИЕ<text:tab/>13</text:p>
          <text:p text:style-name="P45">СПИСОК ИСПОЛЬЗОВАННОЙ ЛИТЕРАТУРЫ<text:tab/>14</text:p>
        </text:index-body>
      </text:table-of-content>
      <text:p text:style-name="P38"/>
      <text:h text:style-name="P47" text:outline-level="1">1. ПОСТАНОВКА ЗАДАЧИ</text:h>
      <text:p text:style-name="P9">Задачей данной курсовой работы является написание интерпретатора подмножества языка Python. Программа должна работать в двух режимах: интерактивном, когда пользователь построчно вводит выражения и они тут же выполняются, либо выполнение программы, записанной в файле (пакетный режим), после чего происходит переход в интерактивный режим.</text:p>
      <text:p text:style-name="P9">Как правило, процесс интерпретации разделен на несколько этапов. В нашей работе мы выделим следующие: лексический анализ, синтаксический анализ и непосредственно интерпретация. Очевидно, что между выполняемыми на данных уровнях операциями нет четкого разграничения, и по ходу работы мы можем доопределять действия, выполняемые на различных фазах процесса.</text:p>
      <text:p text:style-name="P9">Разрабатываемый интерпретатор должен уметь находить ошибки в тексте исходной программы, как лексические, так и синтаксические, и уведомлять о них пользователя.</text:p>
      <text:p text:style-name="P9">Для удобства работы с программой необходимо, чтобы пользователь сам мог указывать имя файла с текстом исходной программы.</text:p>
      <text:h text:style-name="P48" text:outline-level="1">2. ЛЕКСИЧЕСКИЙ АНАЛИЗАТОР</text:h>
      <text:p text:style-name="Standard">Основная задача лексического анализатора состоит в выделении токенов в тексте исходной программы и их передаче для дальнейшей обработки синтаксическому анализатору. В нашей программе этот механизм мы реализуем следующим образом: лексический анализатор просканирует весь текст исходной программы и составит связанный список токенов. Если будут обнаружены лексические ошибки, то дальнейшая работа транслятора по завершении лексического анализа будет остановлена.</text:p>
      <text:p text:style-name="Standard">Определим правила для алфавита исходного языка в контексте лексического анализа:</text:p>
      <text:list text:style-name="WW8Num5">
        <text:list-item>
          <text:p text:style-name="P32">для записи идентификаторов используются буквы английского алфавита и цифры;</text:p>
        </text:list-item>
        <text:list-item>
          <text:p text:style-name="P32">идентификатор может начинаться только с буквы;</text:p>
        </text:list-item>
        <text:list-item>
          <text:p text:style-name="P32">пробел сигнализирует о конце токена, сам же пробел токеном не является;</text:p>
        </text:list-item>
        <text:list-item>
          <text:p text:style-name="P32">символы <text:s/>+ | - | ** | * | / | % | ~ | ^ | &lt;&lt; | &gt;&gt; | ( | ) | ; | , | = | == | &lt;&gt; | != | &gt;= | &lt;= | &gt; | &lt; <text:s/>являются одновременно разделительными знаками и началом следующей лексемы, даже если перед ними нет пробела;</text:p>
        </text:list-item>
        <text:list-item>
          <text:p text:style-name="P37"><text:span text:style-name="T3">ключевые</text:span><text:span text:style-name="T2"> </text:span><text:span text:style-name="T3">слова</text:span><text:span text:style-name="T2"> </text:span><text:span text:style-name="T3">языка</text:span><text:span text:style-name="T2">: if, while, not, and, or.</text:span></text:p>
        </text:list-item>
      </text:list>
      <text:p text:style-name="P40">Фактически в процессе лексического анализа будет происходить последовательное чтение символов из исходного текста и выделение в соответствии с определенными нами правилами токенов. Тогда работа лексического анализатора можно описать следующим графом, представленным на рис. 2.1.</text:p>
      <text:p text:style-name="P40"/>
      <text:p text:style-name="P40"/>
      <text:p text:style-name="P40"/>
      <text:p text:style-name="P40"/>
      <text:p text:style-name="P10"><text:soft-page-break/><text:span text:style-name="T3">Для реализации лексического анализатора будем использовать таблицу символов, полями которой являются сам токен, его тип и атрибут. Атрибут </text:span><text:span text:style-name="T3">фактически содержит адрес на структуру, хранящую дополнительную информацию о символе. При этом каждая такая структура в своих первых 4 байтах содержит код, определяющий тип структуры, что необходимо для того, чтобы знать, какой размер имеет структура. Так, например, структура IntegerVariable содержит дополнительное поле long value, хранящее целочисленное значение переменной.</text:span></text:p>
      <text:p text:style-name="P41"><text:span text:style-name="T10">struct</text:span><text:span text:style-name="T10"> </text:span><text:span text:style-name="T10">IntegerVariable</text:span></text:p>
      <text:p text:style-name="P28">{</text:p>
      <text:p text:style-name="P29"><text:span text:style-name="T10"><text:tab/></text:span><text:span text:style-name="T10">TYPE</text:span><text:span text:style-name="T10"><text:tab/></text:span><text:span text:style-name="T10">type</text:span><text:span text:style-name="T10">;</text:span></text:p>
      <text:p text:style-name="P29"><text:span text:style-name="T10"><text:tab/></text:span><text:span text:style-name="T10">long</text:span><text:span text:style-name="T10"><text:tab/></text:span><text:span text:style-name="T10">value</text:span><text:span text:style-name="T10">;</text:span></text:p>
      <text:p text:style-name="P30">};</text:p>
      <text:p text:style-name="P40">Текст исходной программы, рассматриваемый с точки зрения лексического анализа как последовательность токенов, можно будет представить последовательностью указателей на соответствующие строки таблицы символов.</text:p>
      <text:p text:style-name="P10"><text:span text:style-name="T3">Кроме того, использование таблицы символов позволит нам отделять идентификаторы от ключевых слов. Для этого достаточно вначале работы проинициализировать данную таблицу, внеся в нее все ключевые слова (этим занимается функция </text:span><text:span text:style-name="T2">InitKeywords объекта symtable</text:span><text:span text:style-name="T3">). При обнаружении токена, который предположительно является идентификатором вызывается функция L</text:span><text:span text:style-name="T2">ookup</text:span><text:span text:style-name="T3">, которая сканирует таблицу символов и возвращает 0, если в ней не имелось соответствующего ключевого слова, иначе рассматриваемый токен является ключевым словом.</text:span></text:p>
      <text:p text:style-name="P31"/>
      <text:h text:style-name="P5" text:outline-level="1">3. СИНТАКСИЧЕСКИЙ АНАЛИЗАТОР</text:h>
      <text:p text:style-name="Standard">Каждый язык имеет правила, которые предписывают синтаксическую структуру корректных программ. Продукции грамматики Python выглядят следующим образом:</text:p>
      <text:p text:style-name="Standard"/>
      <text:p text:style-name="P27">atom ::=</text:p>
      <text:p text:style-name="P27"><text:tab/>'(' [testlist] ')' |</text:p>
      <text:p text:style-name="P28"><text:tab/>NAME |</text:p>
      <text:p text:style-name="P28"><text:tab/>NUMBER</text:p>
      <text:p text:style-name="P27">power ::=</text:p>
      <text:p text:style-name="P28"><text:tab/>atom ('**' factor)*</text:p>
      <text:p text:style-name="P27">factor ::=</text:p>
      <text:p text:style-name="P28"><text:tab/>('+' | '-' | '~') factor | power</text:p>
      <text:p text:style-name="P27">term ::=</text:p>
      <text:p text:style-name="P28"><text:tab/>factor (('*' | '/' | '%') factor)*</text:p>
      <text:p text:style-name="P27">arith_expr ::=</text:p>
      <text:p text:style-name="P28"><text:tab/>term (('+' | '-') term)*</text:p>
      <text:p text:style-name="P27">shift_expr ::=</text:p>
      <text:p text:style-name="P28"><text:tab/>arith_expr (('&lt;&lt;' | '&gt;&gt;') arith_expr)*</text:p>
      <text:p text:style-name="P27">and_expr ::=</text:p>
      <text:p text:style-name="P28"><text:tab/>shift_expr ('&amp;' shift_expr)*</text:p>
      <text:p text:style-name="P27">xor_expr ::=</text:p>
      <text:p text:style-name="P28"><text:tab/>and_expr ('^' and_expr)*</text:p>
      <text:p text:style-name="P27">expr ::=</text:p>
      <text:p text:style-name="P28"><text:tab/>xor_expr ('|' xor_expr)*</text:p>
      <text:p text:style-name="P27">comparison ::=</text:p>
      <text:p text:style-name="P28"><text:tab/>expr (comp_op expr)*</text:p>
      <text:p text:style-name="P27">not_test ::=</text:p>
      <text:p text:style-name="P28"><text:tab/>'not' not_test | comparison</text:p>
      <text:p text:style-name="P27">and_test ::=</text:p>
      <text:p text:style-name="P28"><text:tab/>not_test ('and' not_test)*</text:p>
      <text:p text:style-name="P27">test ::=</text:p>
      <text:p text:style-name="P28"><text:tab/>and_test ('or' and_test)*</text:p>
      <text:p text:style-name="P27">testlist ::=</text:p>
      <text:p text:style-name="P28"><text:tab/>test (',' test)* [',']</text:p>
      <text:p text:style-name="P27">expr_stmt ::=</text:p>
      <text:p text:style-name="P28"><text:tab/>testlist (augassign testlist |</text:p>
      <text:p text:style-name="P28"><text:tab/>('=' testlist)*)</text:p>
      <text:p text:style-name="P28"/>
      <text:p text:style-name="P27"><text:soft-page-break/>small_stmt ::=</text:p>
      <text:p text:style-name="P28"><text:tab/>expr_stmt</text:p>
      <text:p text:style-name="P27">simple_stmt ::=</text:p>
      <text:p text:style-name="P28"><text:tab/>small_stmt NEWLINE</text:p>
      <text:p text:style-name="P27">suite ::=</text:p>
      <text:p text:style-name="P28"><text:tab/>simple_stmt |</text:p>
      <text:p text:style-name="P28"><text:tab/>NEWLINE INDENT stmt+ DEDENT</text:p>
      <text:p text:style-name="P27">if_stmt ::=</text:p>
      <text:p text:style-name="P28"><text:tab/>'if' test ':' suite</text:p>
      <text:p text:style-name="P27">while_stmt ::=</text:p>
      <text:p text:style-name="P28"><text:tab/>'while' test ':' suite</text:p>
      <text:p text:style-name="P27">compound_stmt ::=</text:p>
      <text:p text:style-name="P28"><text:tab/>if_stmt |</text:p>
      <text:p text:style-name="P28"><text:tab/>while_stmt</text:p>
      <text:p text:style-name="P27">stmt ::=</text:p>
      <text:p text:style-name="P28"><text:tab/>simple_stmt |</text:p>
      <text:p text:style-name="P28"><text:tab/>compount_stmt</text:p>
      <text:p text:style-name="P27">single_input ::=</text:p>
      <text:p text:style-name="P28"><text:tab/>NEWLINE |</text:p>
      <text:p text:style-name="P28"><text:tab/>simple_stmt |</text:p>
      <text:p text:style-name="P28"><text:tab/>compound_stmt NEWLINE</text:p>
      <text:p text:style-name="P36"/>
      <text:p text:style-name="P15">Синтаксический анализатор разбирает поток токенов, получаемых от лексического анализатора и проверяет, может ли данная строка порождаться грамматикой исходного языка, то есть проводит проверку синтаксиса входного текста в соответствии с правилами грамматики.</text:p>
      <text:p text:style-name="P15">Для реализации синтаксического анализатора используется метод рекурсивного спуска. Из правил грамматики видно, что каждому нетерминальному символу (слева) соответствует определенная последовательность токенов. Суть метода состоит в том, что для каждого нетерминального символа имеется функция, проверяющая правильность построения последовательности токенов. Встреча очередного нетерминала во входном потоке вызывает соответствующую функцию.</text:p>
      <text:p text:style-name="P15">Каждая функция не принимает параметров, но возвращает значение типа символ. Рассмотрим функцию нижнего уровня atom(), а именно тот случай, когда она распознает токен NAME:</text:p>
      <text:p text:style-name="P23"><text:soft-page-break/><text:span text:style-name="T9">if</text:span><text:span text:style-name="T9"> ( </text:span><text:span text:style-name="T9">stream</text:span><text:span text:style-name="T9">.</text:span><text:span text:style-name="T9">Look</text:span><text:span text:style-name="T9">() == </text:span><text:span text:style-name="T9">NAME</text:span><text:span text:style-name="T9"> )</text:span></text:p>
      <text:p text:style-name="P21">{</text:p>
      <text:p text:style-name="P24"><text:span text:style-name="T9"><text:tab/></text:span><text:span text:style-name="T9">ret</text:span><text:span text:style-name="T9"> = </text:span><text:span text:style-name="T9">OpCopy</text:span><text:span text:style-name="T9">(</text:span><text:span text:style-name="T9">stream</text:span><text:span text:style-name="T9">.</text:span><text:span text:style-name="T9">GetSymbol</text:span><text:span text:style-name="T9">());</text:span></text:p>
      <text:p text:style-name="P24"><text:span text:style-name="T9"><text:tab/></text:span><text:span text:style-name="T9">stream</text:span><text:span text:style-name="T9">.</text:span><text:span text:style-name="T9">Match</text:span><text:span text:style-name="T9">(</text:span><text:span text:style-name="T9">NAME</text:span><text:span text:style-name="T9">);</text:span></text:p>
      <text:p text:style-name="P24"><text:span text:style-name="T9"><text:tab/></text:span><text:span text:style-name="T9">return</text:span><text:span text:style-name="T9"> </text:span><text:span text:style-name="T9">ret</text:span><text:span text:style-name="T9">;</text:span></text:p>
      <text:p text:style-name="P21">}</text:p>
      <text:p text:style-name="P18"><text:span text:style-name="T7">Здесь выполня</text:span>ется копирование символа с помощью функции OpCopy. При этом выделяется память под ту структуру, которая соответствует структуре текущего токена из списка токенов, а содержимое в точности копируется. Полученная копия объекта возвращается функцией atom(). Далее в функциях более высокого уровня над этой копией выполняются действия — арифметика, проверки условий, включения в списки и т.п. А если объект больше не нужен, он удаляется — опять же, в функциях более высокого уровня.</text:p>
      <text:p text:style-name="P18">В функциях, которые могут вернуть один из нескольких вариантов символов, предусмотрен следующий механизм. Может случиться так, что один из вариантов не приводит к успешному синтаксическому разбору. Тогда на том этапе, когда это станет ясным, текущая функция возвращает фиктивный символ SymUnmatched. Функции, вызывающие текущую функцию, будут знать, что текущее дерево синтаксического разбора не подходит и, значит, нужно пробовать другой вариант.</text:p>
      <text:p text:style-name="P18">Для проверки другого варианта нужно откатиться назад на какое-то число токенов. Для сохранения точек отката используется стек курсоров — позиций в списке токенов, и функция PushCursor(). Как уже сказано, если дерево не подходит, выполняется функция PopCursor(), возвращающая курсор на предыдущую позицию. Если дерево, наоборот, подходит, вызывается функция ApproveCursor(), которая «подтверждает» выбор.</text:p>
      <text:p text:style-name="P18">Также стояла задача организовать интерактивный ввод команд. Некоторые команды, например, арифметика, коротки и вводятся в одну строку. Другие же, например, условные конструкции, многострочны и для подтверждения окончания ввода требуется завершающая пустая строка. <text:soft-page-break/>Поэтому пришлось после каждой новой поступившей строки проводить синтаксический разбор, определяя, нужен ли многострочный ввод.</text:p>
      <text:p text:style-name="P18">Так как в Python вложенность определяется количеством отступов (табуляций), токены INDENT и DEDENT также пришлось учитывать в синтаксическом разборе.</text:p>
      <text:p text:style-name="P18">Запуск синтаксического разбора производится вызовом функции single_input().</text:p>
      <text:h text:style-name="P5" text:outline-level="1">4. ПОСТРОЕНИЕ ИНТЕРПРЕТАТОРА</text:h>
      <text:p text:style-name="Standard">Интерпретатор (языка программирования) — программа для непосредственного исполнения программ из исходного кода на определённом языке.</text:p>
      <text:p text:style-name="Standard">В нашей программе нет четкого разграничения между синтаксическим анализатором и непосредственно интерпретацией. Выделение памяти, вычисления и проверки типов выполнялись в качестве семантических действий при синтаксическом анализе.</text:p>
      <text:p text:style-name="Standard">Выполнение действий выполнялось напрямую с использованием средств C++, а не с помощью промежуточного кода. Это позволило облегчить программный код интерпретатора, но сказывается на производительности. Использование промежуточного кода повысило бы быстродействие интерпретатора. К примеру, не пришлось бы интерпретировать тело цикла несколько раз. У нас же это производится. Поэтому прежде чем выполнять тело цикла или тело оператора if, производится чисто синтаксическая проверка (с выключенным режимом вычисления), после чего (при успешном разборе) синтаксический разбор проводится еще раз, но уже в режиме вычислений.</text:p>
      <text:p text:style-name="Standard">Для демонстрации типизации в нашей программе было задумано три типа: целочисленный на базе типа long языка C++, с плавающей точкой на основе double и булевская переменная на основе bool. При выполнении арифметических действий над числами разных типов производилось приведение типов. К примеру, если выполнялось сложение целого числа и числа с плавающей точкой, создавалась копия первого числа в формате с плавающей точкой, производилось сложение, и результат оказывался типа числа с плавающей точкой.</text:p>
      <text:h text:style-name="P11" text:outline-level="1"><text:span text:style-name="T6">5. </text:span><text:span text:style-name="T5">ТЕСТИРОВАНИЕ ПРОГРАММЫ</text:span></text:h>
      <text:p text:style-name="P19">Для проверки интерпретатора был создан файл следующий файл.</text:p>
      <text:p text:style-name="P16">a = 1147.0</text:p>
      <text:p text:style-name="P16">x = 1.0</text:p>
      <text:p text:style-name="P16">d = 1.0</text:p>
      <text:p text:style-name="P16">while ( d &gt; 0.001 ):</text:p>
      <text:p text:style-name="P16"><text:tab/>x = (x+a/x)/2</text:p>
      <text:p text:style-name="P16"><text:tab/>d = (x*x-a)/2/a</text:p>
      <text:p text:style-name="P16"><text:tab/>if d&lt;0: d=-d</text:p>
      <text:p text:style-name="P19">Данная программа реализует алгоритм Герона, вычисляющего квадратный корень числа. После запуска:</text:p>
      <text:p text:style-name="P17">pyto sqrt.py</text:p>
      <text:p text:style-name="P19">программа выполняется в «молчащем» режиме, после чего происходил переход в интерактивный режим. Здесь мы можем написать:</text:p>
      <text:p text:style-name="P17">Pyto 2007. Самый позитивный в мире интерпретатор языка Python.</text:p>
      <text:p text:style-name="P17">&gt;&gt;&gt; x</text:p>
      <text:p text:style-name="P17">33.867407</text:p>
      <text:p text:style-name="P17">&gt;&gt;&gt; x*x</text:p>
      <text:p text:style-name="P17">1147.001242</text:p>
      <text:p text:style-name="P19">Действительно, происходит вычисление корня из 1147 с относительной погрешностью 0,001. Также можно в интерактивном режиме вводить новые и переопределять старые переменные:</text:p>
      <text:p text:style-name="P17">&gt;&gt;&gt; a=12</text:p>
      <text:p text:style-name="P17">&gt;&gt;&gt; a/4</text:p>
      <text:p text:style-name="P17">3</text:p>
      <text:p text:style-name="P19">Теперь переменная a имеет тип целого.</text:p>
      <text:p text:style-name="P19">Также можно составлять списки, состоящие из различных величин, а также производить множественные присваивания:</text:p>
      <text:p text:style-name="P17">&gt;&gt;&gt; a,b,c=d,e,f=66,85,83</text:p>
      <text:p text:style-name="P17">&gt;&gt;&gt; a,d</text:p>
      <text:p text:style-name="P17">(66, 66)</text:p>
      <text:p text:style-name="P17">&gt;&gt;&gt; b,e</text:p>
      <text:p text:style-name="P17">(85, 85)</text:p>
      <text:p text:style-name="P17">&gt;&gt;&gt; c,f</text:p>
      <text:p text:style-name="P17">(83, 83)</text:p>
      <text:p text:style-name="P17">&gt;&gt;&gt; bye</text:p>
      <text:p text:style-name="P20">Доброго здоровья и всего наилучшего.</text:p>
      <text:section text:style-name="Sect1" text:name="Раздел4">
        <text:h text:style-name="P12" text:outline-level="1">ЗАКЛЮЧЕНИЕ</text:h>
        <text:p text:style-name="Standard">В результате выполнения данной курсовой работы был получен интерпретатор подмножества языка Python. Интерпретатор проводит лексический и синтаксический анализ вводимых команд, проверяет их на ошибки и выполняет.</text:p>
        <text:p text:style-name="Standard">В процессе работы были получены навыки разработки интерпретаторов с применением теории формальных грамматик. Для построения лексического анализатора использовались методы построения графов из теории автоматов.</text:p>
        <text:p text:style-name="Standard">Для реализации программы использовалось приложение <text:span text:style-name="T1">Microsoft</text:span> <text:span text:style-name="T1">Visual</text:span> <text:span text:style-name="T1">C</text:span>++ 2005.</text:p>
        <text:h text:style-name="P6" text:outline-level="1">СПИСОК ИСПОЛЬЗОВАННОЙ ЛИТЕРАТУРЫ</text:h>
        <text:list text:style-name="WW8Num7">
          <text:list-item>
            <text:p text:style-name="P43">Ахо А., Сети Р., Ульман Д. <text:s/>Компиляторы: принципы, технологии и инструменты.: пер. с англ. - М.: издат. дом “Вильямс”, <text:s/>2003. – 768 с.</text:p>
          </text:list-item>
          <text:list-item>
            <text:p text:style-name="P43">Гордеев А.В., Молчанов А.Ю. Системное программное обеспечение. – СПб.: Питер, 2001. – 736 с.</text:p>
          </text:list-item>
          <text:list-item>
            <text:p text:style-name="P42"><text:span text:style-name="T3">Г. Россум, Ф.Л.Дж. Дрейк, Д.С. Откидач. Язык программирования Python. / 2001 — 454 с.</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GOST type B" svg:font-family="'GOST type B'"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fo:font-size="12pt" fo:language="ru" fo:country="RU"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7cm" style:auto-text-indent="false" style:writing-mode="lr-tb"/>
      <style:text-properties style:use-window-font-color="true" style:font-name="Times New Roman" fo:font-size="14pt" fo:language="ru" fo:country="RU" style:font-name-asian="Times New Roman" style:font-size-asian="14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По_20_центру" style:display-name="По центру" style:family="paragraph" style:parent-style-name="Standard" style:next-style-name="Standard">
      <style:paragraph-properties fo:margin-left="0cm" fo:margin-right="0cm" fo:text-align="center" style:justify-single-word="false" fo:text-indent="0cm" style:auto-text-indent="false"/>
    </style:style>
    <style:style style:name="Утверждаю" style:family="paragraph" style:parent-style-name="Standard" style:next-style-name="Standard">
      <style:paragraph-properties fo:margin-left="9.001cm" fo:margin-right="0cm" fo:text-align="center" style:justify-single-word="false" fo:hyphenation-ladder-count="no-limit" fo:text-indent="0cm" style:auto-text-indent="false"/>
      <style:text-properties fo:hyphenate="false" fo:hyphenation-remain-char-count="2" fo:hyphenation-push-char-count="2"/>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cm"/>
          <style:tab-stop style:position="16.484cm" style:type="right" style:leader-style="dotted" style:leader-tex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Arial" fo:font-size="16pt" fo:font-weight="bold" style:font-size-asian="16pt" style:font-weight-asian="bold"/>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fo:font-size="14pt" style:font-size-asian="14pt" style:font-size-complex="14pt"/>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1.27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249cm" fo:margin-left="3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3cm" fo:margin-right="1.499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Врезка1" text:anchor-type="paragraph" svg:y="0.002cm" fo:min-width="0.041cm" draw:z-index="12"><draw:text-box fo:min-height="0.37cm"><text:p text:style-name="Footer"><text:span text:style-name="Page_20_Number"><text:page-number text:select-page="current">14</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Федеральное агентство по образованию Российской Федерации</dc:title>
    <meta:initial-creator>Davydov Dmitry</meta:initial-creator>
    <meta:creation-date>2007-12-23T20:26:00</meta:creation-date>
    <dc:creator>Александр Тарасов</dc:creator>
    <dc:date>2007-12-28T14:13:06</dc:date>
    <meta:print-date>2007-12-24T13:31:00</meta:print-date>
    <meta:editing-cycles>48</meta:editing-cycles>
    <meta:editing-duration>PT9H4M57S</meta:editing-duration>
    <meta:user-defined meta:name="Info 1"/>
    <meta:user-defined meta:name="Info 2"/>
    <meta:user-defined meta:name="Info 3"/>
    <meta:user-defined meta:name="Info 4"/>
    <meta:document-statistic meta:table-count="0" meta:image-count="0" meta:object-count="0" meta:page-count="14" meta:paragraph-count="170" meta:word-count="1578" meta:character-count="12551"/>
  </office:meta>
</office:document-meta>
</file>